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line-height="100%" fo:text-align="justify" style:justify-single-word="false"/>
    </style:style>
    <style:style style:name="P3" style:family="paragraph" style:parent-style-name="Standard">
      <style:paragraph-properties fo:margin-top="0cm" fo:margin-bottom="0cm" style:contextual-spacing="false" fo:line-height="100%" fo:text-align="justify" style:justify-single-word="false"/>
      <style:text-properties style:font-name="Times New Roman" fo:font-size="16pt" style:font-size-asian="16pt" style:font-name-complex="Times New Roman1" style:font-size-complex="16pt"/>
    </style:style>
    <style:style style:name="P4" style:family="paragraph" style:parent-style-name="Standard">
      <style:paragraph-properties fo:margin-top="0cm" fo:margin-bottom="0cm" style:contextual-spacing="false" fo:line-height="100%" fo:text-align="justify" style:justify-single-word="false"/>
    </style:style>
    <style:style style:name="T1" style:family="text">
      <style:text-properties style:font-name="Times New Roman" fo:font-size="16pt" style:font-size-asian="16pt" style:font-name-complex="Times New Roman1"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ebinaire Recherche utilisateur</text:h>
      <text:h text:style-name="Heading_20_1" text:outline-level="1">DINUM - DesignGouv</text:h>
      <text:h text:style-name="Heading_20_1" text:outline-level="1">9 décembre 2021</text:h>
      <text:p text:style-name="P3"/>
      <text:p text:style-name="P3"/>
      <text:p text:style-name="P4"><text:span text:style-name="T1">- Ugo: Bonjour. Bonjour à toutes et tous, nous sommes en direct, nous allons pouvoir débuter cette troisième formation du cycle de formation que nous menons, donc sur la recherche utilisateur. Et on va commencer par se présenter.</text:span></text:p>
      <text:p text:style-name="P4"><text:span text:style-name="T1">Donc je suis Ugo Dessertine, je m’occuperai de faire l’introduction et la fin, je suis designer au sein du pôle services numériques, mais c’est surtout Kheira qui s’occupera de faire la formation.</text:span></text:p>
      <text:p text:style-name="P4"><text:span text:style-name="T1">- Bonjour à toutes et tous, Kheira Belkacem, chargée de recherche utilisateur au sein du pôle design et services numériques, je suis très contente de pouvoir faire cette formation aujourd’hui avec vous.</text:span></text:p>
      <text:p text:style-name="P4"><text:span text:style-name="T1">- Ugo: rapidement, je vous propose de présenter un peu qui on est, pour ceux qui n’ont pas eu déjà l’occasion de suivre les formations que nous faisons. On est le pôle Design et services numériques de la Direction interministérielle du numérique, qui est un service du Premier ministre, et notre mission principale est d’accompagner les administrations dans l’amélioration de la qualité de leurs démarches en ligne. Pour ça, on les accompagne à plusieurs niveaux, notamment sur les sujets de design, UX, UI, recherche utilisateur, rédaction, etc. Également sur les sujets d’accessibilité, on a déjà d’ailleurs fait une formation sur le sujet de l’accessibilité que vous pouvez revoir en replay sur YouTube, et également sur des sujets comme le « dites-le-nous une fois », l’échange de données entre administration. Donc notre mission principale c’est d’aller aider les administrations, <text:s/>et on se concentre notamment sur les 250 services les plus utilisés par les Français, via l’Observatoire d’accessibilité des démarches en ligne, où on a les impôts, la CAF, etc., les plus gros services publics numériques, c’est vers eux qu’on met notre action, et bien évidemment on essaie de créer des formats pour plus largement aider toutes les administrations. C’est aussi nous, pour information, qui gérons le RGAA, le Référentiel général d’amélioration de l’accessibilité. N’hésitez pas à aller sur notre site si vous voulez en savoir plus. Voilà.</text:span></text:p>
      <text:p text:style-name="P4"><text:soft-page-break/><text:span text:style-name="T1">Alors, au sommaire de cette formation sur la recherche utilisateur, que Kheira va vous faire pendant pratiquement deux heures, on va dans un premier temps se poser la question de qu’est-ce que la recherche utilisateur, puis plus spécifiquement de quoi on parle lorsqu’on parle de recherche utilisateur dans le cadre des services publics numériques, ensuite on verra pourquoi faire de la recherche utilisateur, puis les différentes méthodes qui existent pour faire de la recherche utilisateur. Ensuite on verra la posture en recherche et la préparation, puis Kheira nous interrogera sur qui s’occupe de la recherche utilisateur, puis comment intégrer la recherche utilisateur. Voilà, et on aboutira sur un certain nombre d’exemples qui vous permettront de mettre en perspective comment tout ça peut se passer dans les administrations, des exemples concrets qui ont eu lieu. Et enfin, on aura une séquence de questions-réponses à la fin, durant laquelle je reviendrai, à ce moment-là, pour poser des questions à Kheira, n’hésitez pas pendant la formation à poser des questions dans le chat, on essaiera de répondre à un maximum de questions à la fin.</text:span></text:p>
      <text:p text:style-name="P4"><text:span text:style-name="T1">Voilà pour le sommaire, je vous laisse avec Kheira pour la formation. Je vous dis à tout à l’heure.</text:span></text:p>
      <text:p text:style-name="P4"><text:span text:style-name="T1">- Kheira: merci Ugo. Donc on va couvrir un petit peu tous ces sujets. Je considère cette session plus comme une sensibilisation à la recherche utilisateur, on ne va pas pouvoir aller dans le détail de toutes ces sections, mais en tout cas vous donner quelques billes pour pouvoir comprendre un petit peu la valeur, l’apport de la recherche utilisateur dans une approche de design centrée sur l’utilisateur.</text:span></text:p>
      <text:p text:style-name="P4"><text:span text:style-name="T1">Pour commencer, je vais vous proposer une petite question, parce que j’aimerais bien savoir un petit peu qui est là, quels sont vos métiers, pour me donner un petit peu une idée du public. Donc je vous propose d’aller sur kahoot.it, pour ceux qui sont déjà venus à nos formations, vous connaissez déjà le site. Donc je vous propose d’aller sur www.kahoot.it et d’entrer le code PIN 486 8492 pour pouvoir commencer à répondre à quelques questions que je vais vous poser pendant cette sensibilisation. Je vois qu’il y a du monde qui arrive, super. Génial… Donc je vous rappelle : kahoot.it, code PIN 486 8492.</text:span></text:p>
      <text:p text:style-name="P4"><text:span text:style-name="T1">Ok, on commence à avoir du monde, je vais pouvoir démarrer le jeu. Soyez patients avec moi, c’est la première fois que j’utilise cet outil, donc je ne suis pas très sûre de ce que je fais. Hop…</text:span></text:p>
      <text:p text:style-name="P4"><text:soft-page-break/><text:span text:style-name="T1">Donc quel est votre métier ? Je vous laisse répondre. Vous avez une petite minute, comme ça on pourra voir un petit peu qui participe à cette formation. Ça commence à prendre forme. Super, on a plein de réponses…</text:span></text:p>
      <text:p text:style-name="P4"><text:span text:style-name="T1">Alors… Je découvre en même temps que vous. Ouah… J’imagine que la taille est liée au fait qu’on a plus de développeurs, c’est super intéressant, développeurs web, UX designer, designer, chef de projet… Ok, super.</text:span></text:p>
      <text:p text:style-name="P4"><text:span text:style-name="T1">Donc on a un beau mélange… Chef de projet, référent Top250, super…</text:span></text:p>
      <text:p text:style-name="P4"><text:span text:style-name="T1">Ok. On a un joli mélange de métiers, de personnes qui viennent de différents horizons. Pour certains d’entre vous, la recherche utilisateur vous parlera peut-être déjà un petit peu, donc ça risque d’être un petit peu généraliste ce que je vais dire, mais pour d’autres, vous allez peut-être découvrir des choses. Donc merci pour cette première question.</text:span></text:p>
      <text:p text:style-name="P4"><text:span text:style-name="T1">Je vais revenir sur notre présentation.</text:span></text:p>
      <text:p text:style-name="P4"><text:span text:style-name="T1">Pour ceux qui étaient là la semaine dernière, et pour ceux qui n’étaient pas là, on a parlé du design, en particulier centré sur l’utilisateur, et dans l’idée de concevoir et développer des services pertinents, inclusifs, protecteurs, émancipateurs et soutenables. C’est comme ça que, nous, nous définissons les services que nous voulons concevoir et développer pour le service public. Et donc au cœur de cette approche du design centré sur l’utilisateur, on a la compréhension des utilisateurs et de leurs besoins. Et pour arriver à cette compréhension, on est obligé de passer par la recherche, et la recherche donc utilisateur. Donc qu’est-ce que la recherche utilisateur ?  La recherche utilisateur, c’est donc une compréhension des comportements, des besoins, des motivations, des objectifs des utilisateurs d’un produit ou d’un service, c’est aussi une manière de pouvoir découvrir des freins, des problèmes que les utilisateurs peuvent rencontrer lorsqu’ils utilisent nos produits ou nos services. Et c’est une étape essentielle dans le processus de conception et de développement des produits et services, en particulier numériques. Donc là, aujourd’hui, on va parler des produits et services numériques, évidemment ça fait partie d’un ensemble, et la semaine dernière, en parlant du design, on a parlé de dézoomer lorsqu’on parle d’un service en ligne, et d’aller voir qu’est-ce que le service dans le cadre d’une politique publique. Et donc la recherche s’intègre dans ce processus de design centré utilisateur. Et </text:span><text:soft-page-break/><text:span text:style-name="T1">donc c’est vraiment une étape essentielle d’aller justement à la rencontre des utilisateurs pour obtenir leur retour d’expérience, pour comprendre leurs besoins et leurs motivations, leurs objectifs, leurs problèmes lorsqu’ils utilisent un produit ou un service.</text:span></text:p>
      <text:p text:style-name="P4"><text:span text:style-name="T1">Pourquoi faire de la recherche, qu’est-ce que la recherche, et dans quel cadre elle s’inscrit ?  Pendant longtemps, et ça va peut-être parler à certains d’entre vous, on a développé des produits et des services numériques sans trop considérer les besoins des usagers. Je pense que là, je fais une généralisation, certes, mais qui doit parler à certains d’entre vous. Je suis sûre que certains ont déjà entendu « moi je sais ce que les utilisateurs veulent », donc on va partir sur ça « je suis moi-même un utilisateur, donc pourquoi aller parler aux utilisateurs ? ». On a souvent basé nos décisions sur des décisions qui venaient du haut, sans vraiment avoir de billes pour dire que non, en fait, il faudrait peut-être aller voir les utilisateurs.</text:span></text:p>
      <text:p text:style-name="P4"><text:span text:style-name="T1">On a aussi pendant longtemps conçu et développé sur la base de nos propres biais cognitifs. J’y reviendrai. Il est important lorsqu’on prend une approche centrée utilisateur d’être conscient de ses propres biais cognitifs pour justement ne pas les avoir en considération lorsqu’on conçoit et on développe. Et tout simplement, pendant longtemps, on n’a pas essayé assez de comprendre nos utilisateurs dans les choix de produits que l’on pouvait faire.</text:span></text:p>
      <text:p text:style-name="P4"><text:span text:style-name="T1">Et donc vous me demanderez : qu’est-ce que ça veut dire dans le cadre des services numériques? Qu’est-ce que la recherche utilisateur dans le cadre des services publics numériques? En fait, c’est la même chose. Les irritants d’un point de vue métier qu’on a pu voir juste avant, on se base sur des opinions, des décisions venues d’en haut, etc., très certainement vous l’avez aussi vécu dans les services publics, mais les avantages de faire de la recherche utilisateur sont les mêmes dans les services numériques publics. C’est-à-dire que l’on fait de la recherche aussi pour répondre à des besoins usagers, dans un contexte… Alors, c’est là que la différence commence un peu à se sentir, c’est que parfois dans les services publics numériques, on est dans un contexte d’obligation d’utilisation. Donc quand je dois faire ma déclaration d’impôts sur le revenu, je n’ai pas le choix de dix différents sites pour le faire. Donc on a une obligation d’utilisation dans ce cadre-là. D’un point de vue du service public, nous considérons que nous avons un devoir de servir les usagers en </text:span><text:soft-page-break/><text:span text:style-name="T1">concevant de bons services numériques, c’est-à-dire que pour ceux qui décident de venir utiliser le service, ils doivent pouvoir y accéder, pouvoir compléter leurs démarches, et être satisfaits d’avoir fait cette démarche en ligne. J’ajouterais aussi que c’est un devoir de notre part, mais c’est aussi un droit de la part des citoyens, des usagers, d’avoir accès à ces services en ligne. Et hors ligne lorsqu’il est question de pouvoir aller en agence, etc., pour faire ces démarches.</text:span></text:p>
      <text:p text:style-name="P4"><text:span text:style-name="T1">Une différence ici que je voulais apporter aussi par rapport au secteur privé. Dans le public, on n’a pas cette notion de profit, on ne développe pas des produits ou des services dans l’objectif de faire du profit ou d’avoir une plus forte rétention d’usagers. Mais comme je le disais juste avant, il est important que, même s’il n’est pas question d’une rétention usager, il est question de pouvoir donner la possibilité à l’utilisateur, aux usagers, de terminer leur démarche et d’en être satisfaits.</text:span></text:p>
      <text:p text:style-name="P4"><text:span text:style-name="T1">La notion d’usager dans le service public, jusqu’à maintenant j’ai parlé de recherche utilisateur, et je continuerai à en parler parce que c’est la discipline, on va dire, qui s’applique tout à fait aux services publics et donc simplement la notion d’utilisateur devient celle d’usager, on parle plus d’usagers dans le domaine public, j’ai repris cette illustration présentée la semaine dernière pendant la formation design, où on essaie un petit peu d’organiser ce qu’on entend par « usager », donc le citoyen, la citoyenne, mais aussi toute personne qui utiliserait les services publics de l'Etat, les associations, les entreprises, les personnes morales, ça fait aussi partie de nos groupes d’usagers, les aidants et évidemment, et je dis « évidemment » parce qu’on a tendance à les oublier, mais les agents, les conseillers dans le service public, les partenaires, toutes ces personnes sont aussi usagers des services publics. Donc on ne les oublie pas, ce n’est parfois pas l’utilisateur ou l’usager final, mais évidemment, dans toute conception des services que l’on fait, nous devons considérer ces usagers aussi.</text:span></text:p>
      <text:p text:style-name="P4"><text:span text:style-name="T1">Alors, pourquoi faire de la recherche utilisateur ?  Pour moi, c’est une évidence parce que je suis convaincue de l’approche centrée sur l’utilisateur, ce n’est pas une évidence pour beaucoup, surtout quand on n’a pas l’habitude de travailler avec cette approche-là. Ici, on a quelques bénéfices du design, donc ça, ce sont des points qui ont été évoqués pendant la formation design qui sont : faire du design centré utilisateur, prendre cette approche-là permet une meilleure satisfaction </text:span><text:soft-page-break/><text:span text:style-name="T1">des usagers, davantage de collaboration avec les usagers, les parties prenantes sur un service donné, les équipes produit ou service, et une satisfaction des équipes qui travaillent sur le service ou le produit. Et ce point-là de la satisfaction des équipes est aussi important pour parfois ramener un petit peu de sens à ce que l’on fait, pour nous rappeler pourquoi on développe, on conçoit les services que l’on conçoit pour le service public. Ça permet aussi de développer et de concevoir des services qui seront moins coûteux et qui auront moins d’impacts sur le long terme. Alors, c’est vrai qu’à court terme, on a l’impression que ça ne va pas être le cas, mais à long terme, c’est moins coûteux de prendre cette approche-là, et c’est lié au développement et à la maintenance, car si on se pose les bonnes questions sur les besoins usagers et les problèmes qu’ils peuvent rencontrer dans leur quotidien et que l’on intègre ça dans la façon dont on développe nos services, on va forcément nous amener à répondre aux bonnes questions dès le début, même si on va se tromper à certains moments, mais on va répondre plus à des besoins, ce qui fait qu’on ne va pas forcément développer des fonctionnalités qui ne servent à rien, qui vont devoir être supprimées, etc.</text:span></text:p>
      <text:p text:style-name="P4"><text:span text:style-name="T1">Donc ça, c’est très important. A moyen terme, voire à long terme, les coûts sont moins importants, il y a moins de développement, moins d’aide technique, moins d’aide design aussi.</text:span></text:p>
      <text:p text:style-name="P4"><text:span text:style-name="T1">Et par conséquent, ça va aussi apporter un bénéfice de moins de support nécessaire. Aujourd’hui, on peut avoir sur certains services des appels, sur des services support, pour différentes démarches ou services en ligne, qui pourraient être évités si nous avions un service qui répondait plus aux besoins des usagers. S’ajoute à ça, selon moi, d’autres bénéfices. En faisant de la recherche utilisateur, on va pouvoir représenter la voix de l’utilisateur en interne, et ça, c’est très important, parce qu’on ne pense pas toujours à notre utilisateur, à notre usager final, lorsqu’on a la tête dans le guidon, qu’on est en train de développer et de concevoir le produit. C’est important de pouvoir représenter la voix de l’utilisateur. La recherche utilisateur, en allant au contact des utilisateurs régulièrement, on va pouvoir être en position de répondre à des besoins qui sont basés sur des preuves, donc on va aller au contact des utilisateurs, on va avoir des données, quantitatives, qualitatives, qui vont nous permettre de baser nos décisions sur des preuves et non plus sur des opinions, ce point dont je </text:span><text:soft-page-break/><text:span text:style-name="T1">parlais précédemment où, parfois, on basait nos décisions sur des opinions plutôt que des preuves tangibles. </text:span></text:p>
      <text:p text:style-name="P4"><text:span text:style-name="T1">Un autre bénéfice de la recherche utilisateur est celui de pouvoir remettre en question ces a priori et ces biais cognitifs. J’en parlais aussi un petit peu précédemment, il est important de pouvoir se remettre en question et comprendre autrui, pour être conscient vraiment de ce que nous pensons, ce qui est du niveau de l’opinion et du biais et ce qui est du vécu de l’autre.</text:span></text:p>
      <text:p text:style-name="P4"><text:span text:style-name="T1">Donc ça, c’est aussi très important dans la pratique de la recherche utilisateur, ce que ça peut apporter dans cette approche de design centrée sur l’utilisateur.</text:span></text:p>
      <text:p text:style-name="P4"><text:span text:style-name="T1">Et enfin, un autre bénéfice qui est un peu en lien avec le bénéfice dont on a parlé en design, qui est la satisfaction des équipes, les besoins et les motivations des usagers. A partir du moment où on peut être fédéré autour d’un même objectif qui est celui de répondre à des besoins usagers, on a une tout autre dynamique dans l’équipe.</text:span></text:p>
      <text:p text:style-name="P4"><text:span text:style-name="T1">Maintenant, je vais vous parler un petit peu des méthodes de recherche utilisateur. Pour beaucoup d’entre vous, j’imagine que vous aurez déjà entendu parler de certaines méthodes. Là, je vais vous proposer peut-être de me citer une méthode de recherche utilisateur que vous connaissez. Malheureusement, on va être limité à une réponse par personne, donc je vais vous demander si vous connaissez des méthodes, et si oui, de m’en citer une.</text:span></text:p>
      <text:p text:style-name="P4"><text:span text:style-name="T1">Peut-être celle que vous connaissez le mieux, que vous avez peut-être déjà utilisée… Celle qui est la plus parlante pour vous en recherche utilisateur.</text:span></text:p>
      <text:p text:style-name="P4"><text:span text:style-name="T1">Je vois qu’il y a des réponses.</text:span></text:p>
      <text:p text:style-name="P4"><text:span text:style-name="T1">C’était beaucoup plus court cette fois-ci…</text:span></text:p>
      <text:p text:style-name="P4"><text:span text:style-name="T1">Aller sur le terrain, observation, user map, brainstorming, formulaire, focus group… « non, non désolée », ne soyez pas désolé, il n’y a aucun problème.</text:span></text:p>
      <text:p text:style-name="P4"><text:span text:style-name="T1">Interview, entretien… Apache, ça, je ne sais pas ce que c’est.</text:span></text:p>
      <text:p text:style-name="P4"><text:span text:style-name="T1">Personas, guerilla testing, questionnaire qualité, entretiens, observation flottante, fly on the wall, et UX research. Oui, effectivement, là, on a plusieurs méthodes de recherche qui ont été proposées, en particulier effectivement les entretiens, entretiens et interview, c’est le terme en anglais…</text:span></text:p>
      <text:p text:style-name="P4"><text:soft-page-break/><text:span text:style-name="T1">Entretien user, donc effectivement, on va parler un petit peu des entretiens qualitatifs. On a aussi immersion, aller sur le terrain, observation flottante et Fly on the wall qui est aussi du ressort des études ethnographiques, l’observation. Alors, il y a formulaire… Et je crois qu’il y avait aussi questionnaire… Donc oui, là, on est plus… Questionnaire qualitatif, mais aussi formulaire, plutôt une méthode quantitative, et on a des personas, user map, où là on est plus effectivement sur le résultat de la recherche qui va être sous la forme de personas ou de user map. On va en parler un petit peu. Et pour ceux qui ne connaissent pas, c’est très bien, on va en parler.</text:span></text:p>
      <text:p text:style-name="P4"><text:span text:style-name="T1">Donc les méthodes de recherche, j’ai tendance à les organiser par type de recherche et phase de recherche, donc on peut commencer par la recherche exploratoire où, là, l’objectif est de découvrir, de générer de la connaissance, de la compréhension, et donc de comprendre les besoins, les motivations, les usages de nos utilisateurs, de nos usagers ou de nos usagers potentiels.</text:span></text:p>
      <text:p text:style-name="P4"><text:span text:style-name="T1">Et là, on va avoir différents types de méthode disponibles. Je vous préviens tout de suite, ce qu’on a là sur les prochaines diapos, ce n’est pas une liste exhaustive, c’est simplement quelques exemples de types de méthodes que l’on peut utiliser lorsqu’on fait de la recherche exploratoire par exemple.</text:span></text:p>
      <text:p text:style-name="P4"><text:span text:style-name="T1">Donc lorsqu’on veut comprendre les besoins, lorsqu’on ne connaît pas assez nos utilisateurs par exemple, lorsqu’on veut en savoir plus sur les problèmes qu’ils rencontrent, sur ce qui les motive, leur contexte de vie, de travail, d’usages, on va aller plutôt sur des méthodes comme les études ethnographiques, donc certains d’entre vous ont parlé d’observation, d’immersion, de fly on the wall, donc la mouche sur le mur, c’est un type d’observation, où on va observer sans interagir avec le contexte dans lequel on est, le contexte que l’on observe. C’est une méthode très difficile, mais qui existe effectivement et que l’on peut utiliser en phase exploratoire.</text:span></text:p>
      <text:p text:style-name="P4"><text:span text:style-name="T1">Les entretiens individuels, qui sont une méthode de recherche qualitative où l’on va essayer de comprendre sur la base du déclaratif, de ce que la personne va pouvoir nous dire, de comprendre leurs habitudes, leurs besoins, leur expérience passée peut-être de l’utilisation d’un service ou d’un produit.</text:span></text:p>
      <text:p text:style-name="P4"><text:span text:style-name="T1">On a aussi par exemple le journal de bord, qui est une méthode utilisée plus dans la durée, où on va plutôt demander à la personne de prendre </text:span><text:soft-page-break/><text:span text:style-name="T1">des notes sur la durée sur leurs usages, leurs émotions, sur ce qu’ils ont ressenti lorsqu’ils ont utilisé le produit ou le service. On a aussi les sondages en phase exploratoire qui peuvent être très intéressants, ou les questionnaires, qui vont permettre de collecter de la donnée quantitative sur aussi les usages, sur des données plus démographiques parfois de nos utilisateurs. Et enfin, un autre exemple, les ateliers d’idéation, de créativité, qui peuvent permettre de poser un petit peu des bases de conception, des idées pour la suite sur ce que l’on peut concevoir et développer pour un produit ou un service en faisant participer les usagers. En général aussi en faisant participer les parties prenantes du service ou du produit.</text:span></text:p>
      <text:p text:style-name="P4"><text:span text:style-name="T1">Après, on peut aussi parler de recherche évaluative où, là, on est sur une autre phase du service ou du produit, où on veut évaluer la qualité du produit, la valeur du produit aussi ou du service, et on va en particulier… Je ne l’ai pas trop vu dans le nuage de mots, on va partir plutôt sur des tests. Donc on va prendre le produit ou le service, le confronter à l’utilisateur, et demander d’utiliser le service, en général de manière un peu scénarisée, on va leur demander de compléter des tâches, et là, on va avoir des retours qualitatifs sur peut-être les problèmes d’utilisabilité du service et aussi le ressenti de la personne sur l’utilisation de ce service. On peut aussi faire, et je n’en ai pas parlé, sur la diapo <text:s/>précédente, la recherche en mode guérilla, qui est un type de recherche qui est beaucoup plus rapide, où on va avoir <text:s/>des retours assez succincts sur l’utilisation du service ou du produit, sur un contexte où, là, on va aller au contact des utilisateurs, les publics sont un petit peu moins ciblés, on va avoir beaucoup moins de temps avec la personne, mais en fonction de la phase à laquelle on est de conception et de développement du service, c’est une méthode qui peut être très utile pour tester des idées, pour savoir rapidement si on est sur le bon chemin ou pas. Et là, je vais vous donner un autre exemple de méthode évaluative qui est le tri de cartes, qui va permettre un petit peu d’organiser l’information, peut-être de choisir correctement le langage aussi qui est utilisé, la sémantique, et on considère que cette méthode-là est plutôt une méthode de recherche évaluative pour pouvoir améliorer le service que l’on conçoit. Et enfin, on peut aussi organiser certaines méthodes autour de l’amélioration continue. Donc là, en général, ce sont des données que l’on va avoir pour mesurer, pour avoir des données statistiques sur </text:span><text:soft-page-break/><text:span text:style-name="T1">notre service. Donc là, on a… En général notre service est déjà en production, et on va avoir par exemple des données analytiques sur le service, pour savoir la volumétrie sur notre service, quels sont les parcours utilisés, à quel moment les utilisateurs s’arrêtent sur le parcours… Et là, l’objectif est vraiment d’avoir des statistiques, de savoir à quel endroit par exemple les utilisateurs sont bloqués dans le parcours. On a aussi des méthodes comme l’AB testing, ou les sondages, questionnaires, qui ont été suggérés dans le nuage de mots où, là, également, on peut avoir des données statistiques sur l’usage d’un service, et on peut avoir aussi des retours utilisateurs, donc aussi les avis qui vont être plus des données qualitatives, donc si on a des commentaires qui sont laissés sur un formulaire à la fin d’un service, ce que l’on a par exemple sur certaines démarches des services publics avec le bouton « je donne mon avis », on va obtenir des retours utilisateurs, donc lorsque la personne a utilisé le service, à la fin de sa démarche, on va lui proposer de donner son avis, son niveau de satisfaction. On va calculer le niveau de satisfaction de l’usager, et on va aussi leur permettre de nous laisser des commentaires pour comprendre s’il y a eu un problème, quel a été le problème, et si tout s’est bien passé, aussi nous donner des retours plus qualitatifs. Justement, en parlant de qualitatif, il existe deux types de recherche :  la recherche quantitative et la recherche qualitative. Et c’est important d’en parler, parce que les deux types de recherche n’ont pas les mêmes objectifs. Lorsqu’on fait de la recherche quantitative (sondages, données analytiques, metrics…), on va s’interroger à un large échantillon représentatif de nos utilisateurs. Et ce type de recherche va pouvoir nous permettre de répondre à la question du « qui ? », qui utilise notre service et quoi, qu’est-ce qu’ils utilisent, mais on va mesurer, on va questionner nos usagers. Par contre, la recherche quantitative ne va pas nous permettre de répondre au « pourquoi ? » et au « comment ? ». C’est-à-dire que si une personne, si on voit que nos utilisateurs bloquent à un certain moment dans le parcours, oui, ça va nous dire à quel moment ils sont bloqués, mais ça ne va pas nous dire pourquoi ils sont bloqués. Et c’est là que la recherche qualitative devient importante et intéressante aussi, là, je parle dans le cadre de l’amélioration continue, on a déjà un service en production, mais ça ne répond pas à cette question-là. Donc c’est pour cela qu’il faut aussi faire de la recherche qualitative pour comprendre le « pourquoi » de </text:span><text:soft-page-break/><text:span text:style-name="T1">certains problèmes d’utilisabilité par exemple, ou le comment. Comment nos usagers utilisent nos services. Et la recherche qualitative est importante aussi dans cette première phase, cette phase exploratoire dont je parlais où peut-être qu’on n’a pas accès à la compréhension des utilisateurs, on ne sait pas qui ils sont, on ne connaît pas leurs usages, c’est là qu’il est important d’aller répondre et comprendre le pourquoi et le comment. Et quand on fait de la recherche qualitative, on ne recherche pas la donnée statistique, on n’est pas dans un cadre quantitatif où on va essayer de parler au plus de personnes possibles, on va être sur des échantillons plus petits, des usagers ciblés, pour que l’on ait une compréhension plus poussée de leurs comportements, de leurs émotions, habitudes et usages.</text:span></text:p>
      <text:p text:style-name="P4"><text:span text:style-name="T1">Donc j’ai parlé de ces trois types de recherche : exploratoire, évaluative, et en amélioration continue. Mais les méthodes dont j’ai pu parler peuvent être utilisées à ces différentes étapes. Il n’est pas question de dire que les entretiens individuels sont consacrés uniquement au début d’une phase de recherche, pas du tout. Il est important de continuer d’aller à la rencontre de nos utilisateurs même lorsque, et surtout lorsque le service est déjà en ligne et que l’on a peut-être encore des questions sur qui sont les utilisateurs, comment ils utilisent le service. Sachant que, vous le savez bien, les services changent continuellement, nos contextes changent constamment, donc il est important d’utiliser ces méthodes-là, à différentes étapes de conception et de développement de services. Donc l’observation, c’est très important en exploration, mais peut-être qu’au moment de concevoir, au moment où on a un prototype, ou qu’on a déjà une première version du service, il est peut-être important d’aller en observation voir un petit peu comment le service est utilisé par les utilisateurs ou les usagers. Donc là, on a vu un petit peu les méthodes les plus répandues, on va en parler encore un petit peu plus en détails, je vais en prendre deux ou trois où je vais en parler un peu plus en détails, mais avant de pouvoir aller sur le terrain, comme on dit entre nous, d’ailleurs quelqu’un avait parlé d’aller sur le terrain dans le nuage de mots, il est important de se poser les bonnes questions. Donc avant même de se dire : ok, on va aller parler à nos usagers, il est important de définir nos objectifs de recherche. Qu’est-ce que vous cherchez à savoir, à découvrir ?  Et peut-être vous poser aussi la question de ce que vous savez déjà ou de ce que vous supposez. Et là, </text:span><text:soft-page-break/><text:span text:style-name="T1">on en revient à ces questions d’opinions et de biais, peut-être qu’il est important de déclarer un petit peu ce que l’on sait pour ensuite pouvoir le confronter à ce que nos usagers vont pouvoir dire.</text:span></text:p>
      <text:p text:style-name="P4"><text:span text:style-name="T1">Donc premier point : les objectifs de recherche. Pourquoi est-ce qu’on va sur le terrain, qu’est-ce qu’on cherche à savoir ?  C’est très important de le définir avant de se lancer.</text:span></text:p>
      <text:p text:style-name="P4"><text:span text:style-name="T1">Ensuite, les usagers. Qui sont les usagers à qui l’on veut parler ? Il est très important d’identifier les bons profils. Pour donner un exemple… Je vais prendre l’exemple de Place de l’emploi public, si on veut aller faire des entretiens ou des tests d’utilisabilité avec des usagers ou des usagers potentiels du service de la Place de l’emploi public, il y a un service où l’on peut retrouver toutes les annonces de postes pour le service public, alors il est important que j’aille interroger les bons profils. Si je vais cibler des personnes qui sont déjà en poste dans le secteur privé mais qui n’ont aucun intérêt à venir travailler dans le service public, je suis peut-être hors cible. Je ne vais peut-être pas parler aux bonnes personnes, et leurs retours ne vont pas être pertinents dans le cadre du service que je suis en train de concevoir ou de développer. Donc il est très important de bien savoir qui sont vos usagers et de peut-être aussi parfois prioriser les profils, de bien cibler en fonction des critères qui sont importants, pour aller les interroger. Un autre point qui est important avec cette définition de « qui sont vos usagers », et à qui parler en premier, on ne peut pas interroger tout le monde. C’est un point important. Ça nous force vraiment à réfléchir à une priorisation des profils auxquels on veut parler, et d’être assez sensibles aux critères qui vont être importants dans cette décision.</text:span></text:p>
      <text:p text:style-name="P4"><text:span text:style-name="T1">Et enfin, il est aussi important de se poser les questions sur les bonnes méthodes, les méthodes à choisir en fonction de vos objectifs. Si ce que je veux découvrir, c’est comment les utilisateurs, les usagers, utilisent mon service dans un cadre donné, peut-être que l’observation est la méthode à utiliser, mais alors est-ce qu’on aura un temps dédié à cette observation, est-ce qu’on aura le budget, et est-ce qu’on aura accès à ces participants ou à ces usagers ? Peut-être qu’il va falloir plutôt utiliser des entretiens individuels, parce qu’on aura plus de temps pour le faire, ça nous coûtera moins cher, et peut-être que l’accès aux participants sera plus facile. Donc c’est ce type de questions qu’il faut se poser avant de se dire qu’on va aller sur le terrain. Donc : quels sont les objectifs, qui sont les usagers, et quelle </text:span><text:soft-page-break/><text:span text:style-name="T1">est la méthode la plus appropriée pour répondre à ces objectifs que l’on s’est fixés ? </text:span></text:p>
      <text:p text:style-name="P4"><text:span text:style-name="T1">Maintenant, je vais vous parler peut-être un petit peu plus en détails de certaines méthodes. Donc les entretiens individuels sont revenus assez souvent dans le nuage de mots, c’est une méthode qui a l’air d’être assez connue, mais je vais quand même revenir dessus. Donc les entretiens, ils peuvent prendre différentes formes, du non-directif, semi-directif, et directif. Non-directif, on est vraiment dans un mode exploratoire, on va faire un entretien avec un usager, avec quelques questions, mais qui va laisser totalement la place à la personne pour qu’elle nous parle de son expérience et que l’on explore un petit peu, que lorsqu’on découvre les usages.</text:span></text:p>
      <text:p text:style-name="P4"><text:span text:style-name="T1">L’entretien semi-direction, qui est assez répandu d’ailleurs, qui va un petit peu structurer l’entretien parce qu’en tant que chargé de recherche ou designer, vous allez vouloir parler de certains sujets, de certaines problématiques, et donc vous allez un petit peu structurer l’entretien pour que ces sujets-là soient soulevés. Et les entretiens directifs qui, là, pour le coup, sont beaucoup plus structurés, très structurés, avec des questions fermées en général, et là, on est plus sur du questionnaire. Et d’ailleurs quelqu’un avait parlé de questionnaire qualitatif. Donc on est plus sur un format questionnaire que sur un entretien très ouvert avec des questions ouvertes.</text:span></text:p>
      <text:p text:style-name="P4"><text:span text:style-name="T1">Donc comme je le disais, c’est une des méthodes les plus répandues en recherche exploratoire, et on l’a vu avec le nuage de mots, c’est une méthode connue, ça permet une compréhension détaillée des habitudes et des besoins des usagers. Et la différence peut-être avec l’observation, c’est que les entretiens sont basés sur du déclaratif, c’est-à-dire qu’on va se baser sur ce que la personne va nous dire. On ne sait pas ce qu’elle fait. En observation, on va pouvoir voir ce que la personne peut faire dans son contexte naturel, en général, alors que dans l’entretien, on ne va se baser que sur ce qu’elle va nous dire. Donc les deux méthodes sont complémentaires. Et surtout, on peut se rendre compte qu’entre le déclaratif et l’observationnel, il peut y avoir une différence, entre ce que la personne dit faire et ce qu’elle fait réellement, il peut y avoir une différence, donc c’est important d’avoir ces deux approches en parallèle. Et les entretiens individuels peuvent se faire aussi bien en présentiel, en ligne, en visioconférence, que par téléphone. Tout va dépendre de vos objectifs aussi, si vous avez un </text:span><text:soft-page-break/><text:span text:style-name="T1">besoin de vraiment comprendre la gestuelle de la personne par exemple lorsqu’elle va vous parler, ou de son contexte, le présentiel, ou même en ligne, on a pu le voir sur les deux dernières années où on a été obligés de faire beaucoup d’activités de recherche en ligne, on a quand même un aspect de la personne via la visioconférence. On arrive quand même à avoir une compréhension de la personne. Par téléphone, évidemment, on ne se basera que sur la voix.</text:span></text:p>
      <text:p text:style-name="P4"><text:span text:style-name="T1">Donc les entretiens individuels qui permettent une compréhension un peu plus détaillée des habitudes et des besoins va nous permettre par exemple de concevoir des personas. Quelqu’un en avait parlé dans les méthodes de recherche. Le persona est le résultat de la recherche exploratoire, et le persona va être un outil qui est basé sur une personne fictive, on va dire, qui rassemble un petit peu tous les aspects comportementaux de la personne, ses besoins, ses freins, ses objectifs, et quelques informations biographiques de la personne. Je dis que c’est une personne fictive, mais elle est basée sur de la recherche. Un persona est basé sur de la recherche exploratoire. C’est basé sur des entretiens, sur de l’observation, et c’est très important. Le persona n’est pas quelque chose que l’on invente, c’est vraiment basé sur des données qualitatives que l’on a été collecter sur le terrain. Là, je vous présente un persona que j’ai volé à Edouard Sastre de Place de l’emploi public, l’exemple que je vous donnais tout à l’heure. Il avait fait des entretiens et des tests d’utilisabilité, et il a pu sur cette base-là créer des personas pour les différents profils usagers du site de la Place de l’emploi public. Un autre outil qui peut être généré par la recherche exploratoire, c’est les parcours utilisateurs. Je crois que quelqu’un a parlé de journey map, user journey map, où, là, on va, à travers l’observation, et parfois aussi des tests, mais l’observation des entretiens, on va pouvoir comprendre un petit peu le parcours usager, et à chaque étape comprendre leur pensée, leur expérience, et peut-être les problèmes qu’ils ont pu avoir à différentes étapes. Donc c’est simplement un autre type d’outil, ça prend une autre forme. Les données sont en général plus ou moins similaires entre un persona et un parcours utilisateur, simplement c’est une visualisation différente qui peut être très utile lorsqu’on est en phase de conception du produit.</text:span></text:p>
      <text:p text:style-name="P4"><text:span text:style-name="T1">Je vais passer maintenant aux tests d’utilisabilité, donc en recherche évaluative, on a parlé un petit peu des tests. On parle aussi de tests utilisateurs. Les tests utilisateurs ou d’utilisabilité peuvent se faire en </text:span><text:soft-page-break/><text:span text:style-name="T1">présentiel, quelque chose que l’on faisait avant la crise sanitaire qui était d’aller en labo, d’avoir une salle dédiée aux tests utilisateurs, où on fait venir un participant, et on leur demande d’utiliser notre service, et là, on a tout en place pour l’enregistrement, pour pouvoir voir où la souris va sur l’écran, etc., et une salle d’observation pour que les parties prenantes puissent être là et observer ce qu’il se passe pendant les tests. On a aussi les tests à distance, que l’on a pu faire encore plus dernièrement, qui permettent tout à fait la même chose qu’en présentiel, de pouvoir avoir un partage d’écran et de pouvoir voir ce que la personne fait lorsqu’elle teste le service. On peut aussi considérer des tests en contexte naturel, où là le modérateur va aller au contact de l’utilisateur ou de l’usager et observer dans son contexte naturel la personne utiliser le service.</text:span></text:p>
      <text:p text:style-name="P4"><text:span text:style-name="T1">Enfin, des tests en mode guérilla, où là, le test va être beaucoup moins formel que le test en situation contrôlée, en présentiel ou à distance. Là, pour le mode guérilla, on va aller à la rencontre d’utilisateurs cibles, en général, ça va être en public, et en mode guérilla, on va souvent aller tester des prototypes basse fidélité, parce que en général, on obtient peu de temps avec les personnes. Donc on va avoir une méthode très utile pour des retours rapides, mais cette méthode a des limites, il faut en être conscients, et j’en reviens à ce que je disais plus tôt, il est important de connaître nos objectifs si on veut faire des tests poussés sur l’utilisabilité, le mode guérilla n’est peut-être pas la bonne méthode à utiliser. Donc les tests peuvent être modérés ou non modérés. La différence, c’est que pour un test modéré, on va avoir un modérateur, un designer, un chargé de recherche, qui va modérer la session avec la personne qui fait le test, où l’on va pouvoir relancer et poser des questions au fur et à mesure du test. Le test non modéré, ou asynchrone, la personne va pouvoir faire son test à n’importe quel moment, elle va avoir un script, ou un protocole, et elle va pouvoir suivre les étapes du test en son propre temps, mais personne n’interagit avec elle. Donc une des limitations des tests non modérés, c’est qu’on ne peut pas relancer. Donc si on obtient l’enregistrement à la fin et qu’on voit que la personne a bloqué quelque chose ou a fait un commentaire, on n’était pas là pour pouvoir relancer. C’est une des limitations des tests non modérés. Donc les tests évidemment permettent d’observer les actions des usagers, je vous parlais tout à l’heure des entretiens, étant basés sur du déclaratif, là, les tests </text:span><text:soft-page-break/><text:span text:style-name="T1">d’utilisabilité, on va pouvoir voir ce que fait la personne, on ne se base pas que sur ce qu’elle nous dit. Donc on va pouvoir observer son usage du service et, en général, on leur donne des tâches à compléter. Donc on va leur demander, sans leur dire exactement ce qu’on veut qu’ils fassent, on va leur demander de compléter une tâche et les laisser faire. La différence entre l’l’observation et l’opérationnel, <text:s/>c’est que la personne va dire que c’était très fluide, etc., mais vous, vous avez pu voir que ce n’était pas si simple que ça et que la personne a bloqué plusieurs fois sur la saisie du mot de passe par exemple. Donc entre le ressenti de la personne et ce qui est observé, il peut y avoir une différence. C’est pour ça que c’est important d'avoir les deux. Un autre point sur les tests d’utilisabilité, le test en général ne se limite pas juste au test, on va toujours ajouter quelques questions en début d’entretien, des questions un peu exploratoires, c’est aussi l’occasion de pouvoir poser des questions un peu plus exploratoires avant de se lancer dans le test, et en fonction du test que l’on fait, on peut aussi poser des questions plus type sondage, questionnaire, à la fin, si on veut un petit peu quantifier… Alors, c’est un petit peu dangereux parce que dans les tests, on n’est pas… On ne va pas avoir des échantillons représentatifs sur des centaines ou des milliers de participants, mais on peut quand même avoir quelques questions de sondage sur par exemple le ressenti, les questions du type ANPS ou des questions de type satisfaction tout simplement en fin de test.</text:span></text:p>
      <text:p text:style-name="P4"><text:span text:style-name="T1">Et enfin, les tests, et je viens de mettre un petit peu le doigt dessus, c’est que les tests d’utilisabilité, il faut les voir dans un contexte, dans un cadre itératif de conception et de développement. C’est-à-dire qu’on ne fait pas des tests une fois avec cinq ou six personnes, et c’est bon, on peut passer à autre chose et on ne refera plus de tests. Non, l’idée des tests d’utilisabilité, et je vais passer à la diapo suivante, c’est que ça s’inscrit vraiment dans une approche itérative où, effectivement, on considère, et là, je me base sur des données de Nielsen Norman Group, qui est un petit peu la Bible de l’UX, à partir de 5 participants, on est capables d’identifier 85% des problèmes d’utilisabilité. Donc on propose souvent de faire des tests avec 5 à 6 personnes, d’un public ciblé, on est sur des personas donnés, des groupes d’utilisateurs ciblés, pour pouvoir identifier ces problèmes d’utilisabilité. C’est-à-dire qu’à partir de 5, en général, on voit, on observe les plus gros problèmes d’utilisabilité, on n’a pas besoin de le </text:span><text:soft-page-break/><text:span text:style-name="T1">tester avec 150 personnes pour voir que le problème va être récurrent. Mais ce qui est important à comprendre, c’est que ce sont des problèmes qui sont observés, on est sur du qualitatif, c’est-à-dire qu’on va essayer de comprendre les problèmes et les régler, et d’itérer notre service, je passer à une nouvelle version du service, et de continuer à le tester pour voir l’amélioration de la qualité du service qu’on est en train de concevoir. Donc ça, c’est important, on ne fait pas des tests avec 5 personnes une fois et on s’arrête. Il faut vraiment que ça s’installe dans la durée et que l’on prévoie des tests d’utilisabilité réguliers sur chaque phase de conception d’un service.</text:span></text:p>
      <text:p text:style-name="P4"><text:span text:style-name="T1">Et enfin, je voulais juste parler peut-être du recueil d’avis usagers, donc là je vais utiliser notre propre exemple, le bouton « je donne mon avis », qu’on peut trouver à la fin de démarches, qui est une méthode aussi bien quantitative que qualitative. Quantitative parce qu’on a les notes de satisfaction, donc on a des questions qui vont nous permettre ensuite de calculer une note de satisfaction, mais aussi des verbatims, des commentaires que les personnes peuvent nous laisser, et qui relèvent du qualitatif. Donc nous, on peut aller vérifier les commentaires qui ont été laissés, et là, ça nous permet d’avoir une compréhension un petit peu des problèmes rencontrés, et c’est ce que je vous disais avec aussi les méthodes quantitatives, ça nous permet de voir quel est le problème, mais pas forcément le pourquoi et le comment. Et c’est là que ça nous permet de les identifier et derrière de pouvoir aller faire de la recherche plus qualitative.</text:span></text:p>
      <text:p text:style-name="P4"><text:span text:style-name="T1">Je vais passer maintenant à la posture en recherche et à la préparation de la recherche utilisateur. <text:s/>Là, je vais vous proposer un petit quiz. Comme ça, ça va me permettre d’arrêter de parler un petit peu et de vous questionner. Maintenant, on parle plus de l’animation de l’entretien, comment se passe l’animation de l’entretien, et de la façon dont on formule les questions. J’en ai déjà parlé un petit peu précédemment, j’ai parlé des biais cognitifs, d’une posture pendant nos tests, pendant la recherche, et donc là, j’ai préparé quelques questions pour savoir si, oui ou non, les questions sont bien formulées, si ce sont des questions qu’on peut poser en entretien ou en test utilisateur. Donc je vous rappelle juste, pour le quiz, d’aller sur www.kahoot.it, et le code PIN, c’est 486 8492. Je ne sais pas si vous pouvez le voir à l’écran. 486 8492. Voilà… Alors, allons-y, on va commencer.</text:span></text:p>
      <text:p text:style-name="P4"><text:span text:style-name="T1">C’est une question juste pour voir si vous voyez bien comment fonctionne l’outil, ça n’a rien à voir avec les questions de test ou d’entretien.</text:span></text:p>
      <text:p text:style-name="P4"><text:span text:style-name="T1">Beyoncé est présidente des Etats-Unis, « oui, c’est bien vrai », ou « mais non, enfin ! » ?  Selon vous ?  Ça nous permettra de voir si l’outil fonctionne.</text:span></text:p>
      <text:p text:style-name="P4"><text:span text:style-name="T1">« Mais non, enfin ! » Il y a quand même 5 personnes qui ont l’espoir que Beyoncé soit présidente des Etats-Unis.</text:span></text:p>
      <text:p text:style-name="P4"><text:span text:style-name="T1">On va pouvoir commencer avec les vraies questions.</text:span></text:p>
      <text:p text:style-name="P4"><text:span text:style-name="T1">Zoé a répondu le plus vite ! </text:span></text:p>
      <text:p text:style-name="P4"><text:span text:style-name="T1">Donc la première question : imaginons qu’on est en test ou en entretien, et je demande « parlez-moi d’une journée type pour vous dans les transports. A quoi cela ressemble-t-il ? », est-ce que c’est une question bien ou mal formulée ? </text:span></text:p>
      <text:p text:style-name="P4"><text:span text:style-name="T1">Quelques personnes répondent… Encore quelques secondes…</text:span></text:p>
      <text:p text:style-name="P4"><text:span text:style-name="T1">Vous êtes en entretien et vous posez cette question aux participants.</text:span></text:p>
      <text:p text:style-name="P4"><text:span text:style-name="T1">51 réponses pour « c’est bien formulé », et 42 « c’est mal formulé ». Eh bien la réponse, c’est que la question est bien formulée. C’est une question ouverte en fait. Et c’est une question qui va en appeler à l’expérience vécue de la personne. La personne va pouvoir décrire son ressenti sur une journée type dans les transports. Donc on considère que c’est une question qui est bien formulée. Faustine, qu’on connaît sûrement…</text:span></text:p>
      <text:p text:style-name="P4"><text:span text:style-name="T1">Cette question-là, vraiment, c’était pour vous montrer un exemple de question ouverte. Donc parlez-moi de votre expérience, qu’est-ce que vous pouvez m’en dire ?  C’est une bonne question lorsqu’on est en entretien exploratoire et que l’on veut en savoir plus sur l’expérience vécue d’une personne.</text:span></text:p>
      <text:p text:style-name="P4"><text:span text:style-name="T1">Une autre question : allez-vous sur ce site parce qu’il est facile à utiliser ? </text:span></text:p>
      <text:p text:style-name="P4"><text:span text:style-name="T1">Cette question est bien ou mal formulée ? </text:span></text:p>
      <text:p text:style-name="P4"><text:span text:style-name="T1">Alors, on imagine, on pourrait être en test utilisateur, et on pourrait demander à la personne si elle va sur ce site parce qu’il est facile à utiliser.</text:span></text:p>
      <text:p text:style-name="P4"><text:span text:style-name="T1">Encore une petite seconde…</text:span></text:p>
      <text:p text:style-name="P4"><text:span text:style-name="T1">Alors, « c’est mal formulé », 72, contre « c’est bien formulé », 19. Oui, c’est mal formulé. C’est une question biaisée en fait. Parce que l’on sous-tend dans cette question que le site est facile à utiliser. Donc c’est problématique parce qu’on met cette idée-là dans l’esprit de la personne en posant la question déjà.</text:span></text:p>
      <text:p text:style-name="P4"><text:span text:style-name="T1">Je ne vous cache pas que les premières fois où on va faire de la recherche, on va faire des entretiens ou des tests, on va poser ce genre de question, on a des biais qui font qu’on va forcément poser ce genre de question. Ce n’est pas grave, on essaie de se rattraper. Si vous vous retrouvez à dire ce genre de question, on essaie de se rattraper pour ne pas garder ce biais dans la question. C’est très difficile, je vous l’accorde, vous allez sûrement faire l’erreur, mais soyez conscient que ce type de question est une question biaisée.</text:span></text:p>
      <text:p text:style-name="P4"><text:span text:style-name="T1">Qui est en haut… ?  Camille ! Camille est tout en haut.</text:span></text:p>
      <text:p text:style-name="P4"><text:span text:style-name="T1">Ensuite : quelle a été votre impression la première fois que vous avez utilisé ce site ? Est-ce que c’est une question qui est bien ou mal formulée ? </text:span></text:p>
      <text:p text:style-name="P4"><text:span text:style-name="T1">Vous répondez vite, c’est bien.</text:span></text:p>
      <text:p text:style-name="P4"><text:span text:style-name="T1">Quelle a été votre impression la première fois que vous avez utilisé ce site ?  La question est-elle bien ou mal formulée ? </text:span></text:p>
      <text:p text:style-name="P4"><text:span text:style-name="T1">La question effectivement est bien formulée. Comme la première question, en fait, elle en appelle à l’expérience de l’utilisateur, donc on veut savoir quelle a été son expérience, qu’est-ce qu’il peut nous en dire, et ça permet vraiment d’avoir une question très ouverte et de laisser la personne nous donner un petit peu son ressenti sur ce qui s’est passé la première fois qu’elle a utilisé ce site.</text:span></text:p>
      <text:p text:style-name="P4"><text:span text:style-name="T1">Ok… Camille est toujours en tête. Et Guillaume, 12 places de gagnées pour Guillaume, bravo Guillaume.</text:span></text:p>
      <text:p text:style-name="P4"><text:span text:style-name="T1">Ensuite, si je pose la question : est-ce que vous trouvez ça utile ?, est-ce que cette question est bien ou mal formulée ? </text:span></text:p>
      <text:p text:style-name="P4"><text:span text:style-name="T1">Donc je suis probablement en test utilisateur, et je demande aux participants : est-ce que vous trouvez ça utile  ? </text:span></text:p>
      <text:p text:style-name="P4"><text:span text:style-name="T1">Est-ce que c’est bien ou mal formulé ? </text:span></text:p>
      <text:p text:style-name="P4"><text:span text:style-name="T1">Quelques secondes… Et oui, c’est mal formulé. Est-ce que vous trouvez ça utile ?  En fait, la réponse est dans la question. Lorsqu’on dit ça, on présuppose que c’est utile, donc on met cette idée-là dans l’esprit du participant. Donc il faut éviter ce genre de question. Comme celle que je donnais avant, ça va arriver, vous allez poser cette question-là. Alors, on essaie de rééquilibrer : est-ce que vous trouvez ça utile ou pas utile ? Histoire de pouvoir rééquilibrer un petit peu et de ne pas mettre dans l’esprit de la personne qu’on part sur du positif, que c’est forcément utile, mais que peut-être c’est inutile.</text:span></text:p>
      <text:p text:style-name="P4"><text:span text:style-name="T1">Donc telle que posée, la question est mal formulée, mais on peut essayer de se rattraper si ça arrive, parce que forcément ça va arriver à un moment donné.</text:span></text:p>
      <text:p text:style-name="P4"><text:span text:style-name="T1">Camille n’est plus tout en haut, on est ex aequo ErgoAnonyme et Stuputup. Et Tatiana a grimpé le plus vite.</text:span></text:p>
      <text:p text:style-name="P4"><text:span text:style-name="T1">Et une dernière question, si je demande : utiliseriez-vous un site qui permet de… ?, et là, imaginez la suite.</text:span></text:p>
      <text:p text:style-name="P4"><text:span text:style-name="T1">Peut-être que je suis en entretien et que je décide de poser cette question en fin d’entretien. Est-ce que cette question est bien formulée ou est-ce qu’elle est mal formulée ? Il reste 10 secondes…</text:span></text:p>
      <text:p text:style-name="P4"><text:span text:style-name="T1">Ah !  C’est intéressant. Vous pensez que c’est bien formulé.</text:span></text:p>
      <text:p text:style-name="P4"><text:span text:style-name="T1">C’est mal formulé, parce qu’on demande à la personne de se projeter dans le futur, dans un abstrait, et c’est compliqué. Ça ne relève pas du vécu de la personne, et on essaie un petit peu de lui demander de nous donner des billes sur ce qu’on pourrait faire alors que la personne ne peut pas forcément se projeter dans quelque chose qui n’existe pas. Donc on évite en général ce genre de question en entretien parce qu’il est plus intéressant de leur proposer un concept, une idée, et de les confronter à cette idée, plutôt que de les projeter dans quelque chose qui n’existe pas, et qui peut partir un petit peu dans tous les sens en fait, on ne sait pas trop… La personne peut difficilement se projeter.</text:span></text:p>
      <text:p text:style-name="P4"><text:span text:style-name="T1">Super. Merci beaucoup. On va voir le classement. Ah non, il n’y a pas de classement ?  On le verra après.</text:span></text:p>
      <text:p text:style-name="P4"><text:span text:style-name="T1">Quelques conseils pratiques par rapport à ce qu’on vient de voir, je voulais un petit peu tester votre ressenti sur le type de questions qui sont oui ou non acceptables, on va dire, en recherche utilisateur, mais quelques conseils un peu pratiques sur la recherche utilisateur et la posture de la personne qui va faire de la recherche. Ecouter davantage que parler, on est vraiment là pour écouter la personne, vraiment être à l’écoute et ne pas juger ce que la personne va avoir à nous dire. Un autre point très important : être attentif au silence, aux sourires, aux remarques qui peuvent être faites pendant une session. Souvent, quand quelqu’un va sourire ou rire, elle n’en pense pas moins. Donc c’est important de demander pourquoi, parce que ça veut toujours dire quelque chose.</text:span></text:p>
      <text:p text:style-name="P4"><text:span text:style-name="T1">Posez des questions ouvertes, si vous êtes en entretien, ça permet vraiment de toucher à différents aspects de l’expérience, et derrière de relancer, de pouvoir relancer sur ce que la personne vous dit pour aller booster encore un peu plus les retours. Donc évitez les questions suggestives, ce qu’on disait sur « est-ce que ça vous paraît utile ? », non, on va éviter ce genre de question-là. Et un autre point, on le verra plus tard dans d’autres sessions de recherche, mais n’expliquez pas les choses à l’usager, laissez-le vous expliquer ce qu’il pense de ce qui se passe en test, c’est super important de les laisser vous dire ce qu’ils comprennent de ce qu’ils voient, de ce qu’ils essaient de faire, plutôt que de leur expliquer que, non, en fait, il faut aller cliquer là. Non, on les laisse faire.</text:span></text:p>
      <text:p text:style-name="P4"><text:span text:style-name="T1">Et, je l’ai déjà dit, de relancer sur les points à approfondir. Et un autre point intéressant, c’est de noter les commentaires qui vous semblent importants sur le moment, car ce sont en général les plus importants pour la suite.</text:span></text:p>
      <text:p text:style-name="P4"><text:span text:style-name="T1">La posture du modérateur, du chargé de recherche, du designer :  être empathique, sympathique, sans jugement, à l’écoute et prêt à relancer. Ces cinq points-là sont très importants, quand on fait de la recherche, on n’est pas là pour juger la personne, on n’est pas là pour faire des remarques sur ce qui est dit, on est là vraiment pour comprendre et ressentir les émotions de l’autre, et se mettre un petit peu à la place de l’autre personne, et vraiment d’être à l’écoute et de relancer. C’est très important aussi de pouvoir relancer sur les moments importants, sur les moments clés de la session de recherche.</text:span></text:p>
      <text:p text:style-name="P4"><text:span text:style-name="T1">Et il est aussi important d’être conscient de ses propres biais. J’en ai parlé déjà un petit peu. Trois biais en particulier que l’on a, et qui sont assez importants quand on fait de la recherche, le biais de confirmation, on va vouloir mettre l’accent sur des retours qui valident des hypothèses ou des a priori que l’on a pu avoir, il faut en être conscient ; le biais de non-confirmation, où on va plutôt réfuter ce qui ne va pas dans notre sens, ce qui va à l’encontre des a priori qu’on a pu avoir. Et la malédiction de la connaissance, où on devient expert dans notre domaine et on suppose que tout le monde l’est. Et là, on le sait très bien, dans le service public, avec tous nos acronymes, etc., il faut bien se dire que tout le monde n’en sait pas autant que nous sur notre domaine, et c’est un biais assez important dont il faut être conscient quand on fait de la recherche.</text:span></text:p>
      <text:p text:style-name="P4"><text:span text:style-name="T1">Rapidement, qui s’occupe de la recherche utilisateur ?  Je vais vous poser la question, vous allez me dire ce que vous en pensez. Dans une équipe de services numériques, selon vous, qui s’occupe de faire la recherche utilisateur ?  Là, vous pouvez mettre un métier, une personne… Ne mettez pas « moi », parce que forcément, je ne vais pas savoir qui a répondu. Mais un rôle, un métier…</text:span></text:p>
      <text:p text:style-name="P4"><text:span text:style-name="T1">Alors… Oui… Ok, super. Donc pilote, chef de projet, designer de service, des spécialistes, PO, équipe produit, UX Designer… Chef de projet, sociologue, chercheur… « pas moi »… Product owner… Ok.</text:span></text:p>
      <text:p text:style-name="P4"><text:span text:style-name="T1">En fait, je pense que toutes vos réponses sont assez justes. Moi, ce que je dirais, c’est que la recherche utilisateur, elle passe par une culture partagée par toutes et tous, de cette approche centrée utilisateur et des méthodes, il faut que chacun comprenne l’apport de chacun dans l’équipe. Quand vous me dites les UX designer, etc., mais aussi les PO, les chefs de projets, quand on a une culture partagée, on comprend les méthodes, on sait les utiliser, et alors il n’y a pas de raison pour qu’une autre personne dans l’équipe ne puisse pas faire de la recherche utilisateur. Donc évidemment, moi-même étant chargée de recherche utilisateur, je dirais que c’est aussi le rôle du chargé de recherche utilisateur, mais c’est aussi, c’est surtout une expertise. C’est-à-dire qu’on est là aussi pour aider le reste de l’équipe à comprendre les méthodes, à savoir les utiliser si le chargé de recherche n’est pas disponible ou si tout simplement il n’y a pas de chargé de recherche dans l’équipe. Le designer UX, effectivement, a ce rôle-là aussi. Il est formé à ces méthodes, il est formé à la compréhension de tous ces aspects dont on a parlé, des biais cognitifs, de la posture, etc., mais le designer UX parfois n’aura pas le temps d’aller faire le terrain, donc il faut que ce soit une culture partagée. Là, j’ai repris le schéma qu’Ugo et Jules ont proposé la semaine dernière sur l’idéal d’une équipe produit lorsqu’ils ont parlé du design, et vous voyez qu’il y a les designers UX, UI, les rédacteurs UX, les chargés de recherche, certes, mais il n’y a pas de raison pour que le chef de produit ou de projet ne puisse pas faire de la recherche. A partir du moment où il a ces bases de posture et de méthodes de recherche.</text:span></text:p>
      <text:p text:style-name="P4"><text:span text:style-name="T1">Et justement, la question, c’est : comment intégrer la recherche utilisateur ?  Moi, je vous conseillerais de vous former à la pratique, mais en étant confiant en vos capacités à interagir de manière neutre avec les usagers. C’est important, sinon, on aura des résultats de recherche biaisés. C’est une des postures qui est probablement la plus importante quand on fait de la recherche utilisateur. Un autre conseil : ne pas attendre d’avoir fait des semaines complètes de formation, pas besoin d’être sociologue ou ethnologue pour faire de l’observation. Il faut vous former, certes, à la pratique, mais vous n’avez pas besoin de faire des semaines et des semaines complètes de formation. Par contre, notre posture, c’est de faire appel à de l’expertise, faites appel à un designer UX, un chargé de recherche, si vous avez besoin d’aide, pour un petit peu cadrer tout ça, et vous lancer. Et mon dernier conseil, ce serait de commencer petit et cyclique. Ce que l’on disait sur les tests d’utilisabilité aussi, on va commencer petit et on va itérer et recommencer, et c’est comme ça qu’on apprend. C’est en faisant régulièrement à petite taille de la recherche que l’on va apprendre les bonnes méthodes.</text:span></text:p>
      <text:p text:style-name="P4"><text:span text:style-name="T1">Alors, à terme, évidemment, on intègre la recherche en adaptant les méthodes de travail et la structure de l’organisation, où on va intégrer des designers, des chargés de recherche, des rédacteurs UX, aux différentes étapes. La restructuration passe aussi par ces étapes-là, d’avoir une étape d’exploration, de conception, d’amélioration continue, et d’avoir les bons métiers aussi intégrés dans ces étapes-là de travail. Et en structurant les équipes produit pour avoir toujours une expertise qui est là, qui ne va pas pouvoir tout faire, mais qui va pouvoir aider sur la façon de réaliser la recherche.</text:span></text:p>
      <text:p text:style-name="P4"><text:span text:style-name="T1">Je vais vous donner quelques exemples de recherche dans les administrations, je vois qu’il est déjà 11h27… Place de l’emploi public, j’en avais déjà un peu parlé avant, donc ce site où on a un designer UX qui a déjà fait un travail il y a quelques mois d’entretiens et de tests et qui a pu créer un persona en particulier, que j’ai montré un petit peu plus tôt. On a un nouveau designer qui est dans l’équipe, qui considère qu’on a besoin d’avoir encore une meilleure compréhension des usagers. Donc là, on est sur un service qui est en production, qui est en ligne, qui a déjà un travail exploratoire de fait, mais on veut avoir une meilleure compréhension des usagers, donc Anne, designer dans l’équipe de Place de l’emploi public, a mené des entretiens <text:s/>dernièrement, douze entretiens individuels d’une heure, avec des personnes en recherche d’emploi, là, on est parti sur cette cible, avec des personnes titulaires, contractuelles, ou bien des personnes qui ont travaillé dans le secteur privé, mais le point important, c’est qu’elles sont en recherche d’emploi. Cet exemple-là, le résultat de ces entretiens individuels va être la création de personas plus complets, on va compléter ce qu’on a déjà, et Anne veut absolument faire de ces personas un outil de communication interne, de prise de décision et de conception. C’est ce qu’on disait en début de session, c’est que la recherche utilisateur, c’est ça, ça permet d'avoir une compréhension commune du pourquoi de ce que l’on fait, et pour qui on le fait, et d’avoir une base pour des prises de décision sur la conception et le développement du service. Et sur ce service-là d’ailleurs, Edouard avait déjà fait tout ce travail de terrain, d’exploration et de conception, on a pu voir sur l’Observatoire des démarches en ligne, où on suit le niveau de satisfaction de nos services, que Place de l’emploi public est passé d’une note de 6,5/10 en septembre à 9,3/10 en novembre. Et c’est là qu’on a mis en production des améliorations courant septembre-octobre. Donc on voit que ce travail de terrain, de compréhension des besoins et des usages a un impact sur la satisfaction des usagers.</text:span></text:p>
      <text:p text:style-name="P4"><text:span text:style-name="T1">Ensuite, je voulais juste vous donner un exemple d’atelier, un atelier d’itération qui a été mené par l’équipe Plainte en ligne, au ministère de l’Intérieur. Là, on est sur un service qui n’est même pas en ligne, le dépôt de plainte n’est pas en ligne aujourd’hui, mais ils font ce travail d’exploration avec en particulier un atelier d’itération qui a eu lieu il y a quelques semaines en présentiel à Paris, un atelier de 3h30, où l’objectif était d’obtenir des retours d’expérience de personnes qui avaient déjà porté <text:s/>plainte en commissariat de police ou en gendarmerie, pour pouvoir évaluer le potentiel d’un service en ligne, et de connaître un peu le périmètre que pourrait avoir ce service en ligne. Et aujourd’hui, le résultat de cet atelier est une meilleure compréhension des expériences réelles, des parcours des usagers qui ont déjà porté plainte en commissariat ou en gendarmerie, et d’un point de vue organisationnel, ça va permettre d’avoir des pistes de conception avant même le développement du service en ligne.</text:span></text:p>
      <text:p text:style-name="P4"><text:span text:style-name="T1">Et enfin, je voulais parler un petit peu de tests, de tests d’utilisabilité, sur un service qui n’est pas encore en ligne non plus, sur lequel on a pu faire des tests il y a quelques mois, où on voulait des retours d’expérience sur un des parcours, sur le parcours de création de compte sur ce service qui s’appelle PortailPro, qui est consacré aux travailleurs indépendants, enfin, aux entreprises et aux experts comptables qui travaillent avec les entreprises, et on voulait tester ce nouveau parcours de création de compte et de rattachement de nos comptes URSSAF, impôts, etc. On a pu tester ce service avec des experts comptables et des travailleurs indépendants, avec 9 personnes, sur un prototype en noir et blanc, donc on n’était pas du tout en production ou en préproduction, on était vraiment sur un prototype, et on a eu des retours assez importants, assez significatifs qui ont permis de modifier le service avant même qu’il soit mis en ligne. Et un des résultats aussi très positif, c’est une présence des équipes métier et produit, donc l’équipe projet, et métier et toutes les parties prenantes, qui étaient là pendant les tests modérés pour avoir un ressenti de ce qu’il se passe pour l’usager lorsqu’il utilise le service. Ça, c’est aussi très important pour fédérer un petit peu cette compréhension de l’approche centrée utilisateur, de ce que l’utilisateur, l’usager, vit lorsqu’il utilise un de nos services. Donc c’est aussi très important, les résultats sont aussi bien pour l’usager final qu’en interne pour les parties prenantes.</text:span></text:p>
      <text:p text:style-name="P4"><text:span text:style-name="T1">Voilà. Alors, pour aller plus loin, je vous conseille d’aller sur notre site, où vous allez pouvoir trouver des ressources et des outils en design et accessibilité. Il y a aussi les formations Design des services numériques, on a encore une formation la semaine prochaine sur l’écoconception, et les formations déjà passées, accessibilité et design, que vous pouvez retrouver en replay sur notre chaîne YouTube. Et pour les agents publics, une petite annonce, on va prévoir d’autres sessions de formation, de sensibilisation à la recherche utilisateur, et qui seront beaucoup plus focalisées sur certains aspects. Donc on communiquera là-dessus, mais ces sessions-là seront consacrées aux agents publics.</text:span></text:p>
      <text:p text:style-name="P4"><text:span text:style-name="T1">Et enfin, un petit mot sur le dispositif d'accompagnement, pour ceux qui suivent cette formation et qui ont des démarches dans le Top250 de l’Observatoire de la qualité des démarches en ligne, je vous rappelle qu’il y a deux dispositifs aujourd’hui disponibles pour améliorer vos démarches d’un point de vue design mais aussi accessibilité, on a le dispositif France Relance, et les experts. Je fais partie de l’équipe des experts, où on va pouvoir vous accompagner de manière un peu plus ponctuelle sur des besoins en accessibilité, en design, en recherche utilisateur. Voilà.</text:span></text:p>
      <text:p text:style-name="P4"><text:span text:style-name="T1">J’ai terminé ma présentation. Je pense qu’il est temps maintenant de prendre vos questions. Est-ce qu’Ugo est revenu ? </text:span></text:p>
      <text:p text:style-name="P4"><text:span text:style-name="T1">- Ugo: Oui. Je suis là.</text:span></text:p>
      <text:p text:style-name="P4"><text:span text:style-name="T1">Rebonjour. Et déjà merci Kheira pour tout cela, on a eu beaucoup de réactions, beaucoup de discussions, on était en Top tendance sur Twitter en France aujourd’hui… Non, mais on a eu vraiment beaucoup de réactions dans le chat en tout cas, et beaucoup de questions. Donc je vais faire le jeu de te poser des questions, on a 25 minutes, on a du temps devant nous.</text:span></text:p>
      <text:p text:style-name="P4"><text:span text:style-name="T1">Alors, une première chose avant qui n’est pas vraiment une question pour toi, Kheira, on a eu une question : comment expliquer l’importance d’une équipe UX design à une entreprise, des arguments à conseiller, tous les sujets qui concernent un peu plus le design en général… On ne va pas y répondre tout de suite parce qu’on est vraiment sur le sujet de la recherche utilisateur, mais on a fait une formation sur le design que vous pouvez revoir sur notre chaîne YouTube, vous aurez le lien dans le chat, donc n’hésitez pas à aller la voir, et par ailleurs on a des ressources sur notre site, et on est en train d’en créer de nouvelles pour répondre à ces questions, donc tout ce qui concerne les sujets UX, qui joue le rôle du designer, etc., je mets ces questions de côté, parce qu’on y répond par ailleurs, n’hésitez pas aussi à nous contacter.</text:span></text:p>
      <text:p text:style-name="P4"><text:span text:style-name="T1">Je vais rentrer dans les questions qui concerne le sujet de recherche utilisateur, d’abord les questions d’ordre général. Une première question : est-ce que la recherche utilisateur est une première étape avant l’UX design, est-ce que c’est bien ça  ? </text:span></text:p>
      <text:p text:style-name="P4"><text:span text:style-name="T1">- Kheira: Est-ce que c’est avant ou pendant… Je n’ai pas une posture très fixée là-dessus… Moi, ce que je dirais, c’est que la recherche utilisateur, en fonction de l’étape à laquelle on est dans la conception, et c’est ce que j’avais un petit peu expliqué avec la recherche exploratoire, la recherche évaluative et la recherche qui va arriver plus en amélioration continue, parfois, oui, la recherche va arriver en amont du design. Mais pour moi, la recherche fait partie du design, c’est-à-dire qu’on va difficilement pouvoir concevoir sans avoir une compréhension de nos utilisateurs par exemple. Donc oui, ça va venir avant, mais ça vient aussi pendant la conception. Et après, pendant le développement.</text:span></text:p>
      <text:p text:style-name="P4"><text:span text:style-name="T1">- Parfait, merci Kheira.</text:span></text:p>
      <text:p text:style-name="P4"><text:span text:style-name="T1">J’ai ici une remarque, et plusieurs remarques, enfin, une remarque et des réactions, c’est : la recherche utilisateur, c’est aussi toute la grosse partie d’analyse derrière, et ça, ça prend beaucoup de temps. Et les réactions : moi, par exemple, pour réaliser un enregistrement de 2h, je me suis rendu compte que chaque 10 min de cet enregistrement me prenait une heure, donc est-ce que c’est normal ?  Et d’autres font remarquer que quand on fait des films d’une heure, ça prend trois heures d’analyse au moins, est-ce que tu as des choses à préciser là-dessus ? </text:span></text:p>
      <text:p text:style-name="P4"><text:span text:style-name="T1">- Kheira: je suis très contente que la question soit posée, parce que je n’ai pas parlé de l’analyse effectivement, parce que l’idée de cette sensibilisation, c’était vraiment de parler un petit peu de tout ce qui se passe au début, et pas forcément d’aller derrière sur tout le détail de comment on fait la recherche, mais absolument, l’analyse est un énorme morceau de la recherche, voire un des plus importants. Ce que je disais sur les biais cognitifs aussi revient quand on fait l’analyse. Cette question d’analyse, elle viendra… Je parle pour les agents publics, elle viendra quand on fera d’autres sessions beaucoup plus poussées sur les différents sujets, on va parler d’analyse, parce que l’analyse, c’est là aussi qu’on a besoin de l’expertise du designer UX ou du chargé de recherche pour pouvoir analyser correctement les données de terrain qu’on va pouvoir collecter. Mais pour répondre à la question de l’enregistrement d’une heure, etc., effectivement, c’est un vrai problème, mais il y a des moyens d’éviter ce genre de situation, c’est aussi d’avoir des preneurs de notes pendant les entretiens, donc de toujours être en binôme, en entretien ou en test, et d’avoir une personne qui prend des notes, des notes pertinentes, sur ce qu’il va falloir retourner voir ou sur ce qui a été important, ce qui a été dit, ce qui a été fait pendant un test par exemple, ce qui permet d’éviter d’aller regarder tous les enregistrements et de prendre des notes sur tout.</text:span></text:p>
      <text:p text:style-name="P4"><text:span text:style-name="T1">Après, on en parlait aussi en équipe il n’y a pas très longtemps, la question de la transcription, il y a des services de transcription maintenant, donc si vous ne voulez pas retourner sur tous les enregistrements et reprendre des notes sur la totalité, on a la transcription. Mais sur des tests d’utilisabilité, la transcription se limite au déclaratif, vous n’aurez pas ce qui a été observé. Donc le plus important, c’est pendant le test ou l’entretien, d’avoir une personne qui prend des notes, aussi bien sur ce qu’elle observe que sur ce qu’elle entend.</text:span></text:p>
      <text:p text:style-name="P4"><text:span text:style-name="T1">Je ne sais pas si je réponds vraiment à la question, mais il me semble que c’était à peu près ça.</text:span></text:p>
      <text:p text:style-name="P4"><text:span text:style-name="T1">- Ugo: Si, merci. Question qui découle derrière : comment chiffrer le temps à passer pour tout ce qui est recherche utilisateur dans une démarche ? Je pense que c’est quelqu’un qui a plutôt un profil chef de projet, qui se dit : afin de l’intégrer dans le plan projet, si vous avez des retours, des exemples de répartition, en termes de temps, dev, recherche utilisateur par exemple ? </text:span></text:p>
      <text:p text:style-name="P4"><text:span text:style-name="T1">- Kheira: C’est une très bonne question. Je dirais que… Effectivement, ça va forcément dépendre des objectifs, j’en avais parlé un petit peu sur les objectifs de recherche avant de se lancer, sur le choix de la méthode appropriée, et cette question est intéressante parce que dans l’idéal, on voudrait passer trois mois d’observation dans un centre de CAF pour vraiment voir comment ça se passe. Dans la réalité, on ne peut pas. Par contre, en prenant une approche un peu plus cyclique, on va pouvoir partir sur des cycles beaucoup plus courts de recherche, si on fait une série de tests utilisateurs par exemple, on peut considérer qu’en temps, ça va prendre une semaine, voire un peu plus, 6 ou 7 jours, à un designer ou un chargé de recherche, pour préparer la recherche, réaliser la recherche, et analyser et restituer. Et c’est là que c’est important, la question de l’analyse, qui revient, c’est qu’il faut prévoir le temps d’analyse et il faut prévoir ce cycle de recherche en amont des décisions qui vont devoir être prises sur la conception et le développement. Donc il va falloir un petit peu mesurer ce que l’on peut faire par rapport au résultat que l’on va pouvoir avoir sur la conception. Donc je n’ai pas de réponse toute faite sur comment mesurer le poids, la taille du travail de recherche qui va être fait, moi, tout ce que je peux dire, c’est que vous pouvez commencer petit, se dire qu’on fait quelques entretiens, on fait… Je pense qu’il faut que ce soit cyclique surtout, que ce soit itératif. On ne fait pas juste 6 entretiens sur un profil ciblé, et après, on n’en refait pas pendant un an. Non. L’idée, c’est qu’on peut le faire petit, mais régulièrement, et de l’intégrer au bon moment, je dirais, dans les phases de conception et de recherche. Mais c’est sûr qu’il faut y consacrer du temps, et donc ça veut forcément dire qu’on a une personne qui peut y consacrer ce temps-là. Mais je conseillerais à cette personne-là de nous faire signe, au Pôle Design des services numériques, si vous avez des questions spécifiques, peut-être qu’on peut vous aider à calibrer un petit peu.</text:span></text:p>
      <text:p text:style-name="P4"><text:span text:style-name="T1">- Un élément de réponse qu’on nous glisse aussi : pour donner une illustration, dans notre équipe, nous, on n’est pas vraiment une équipe de produits, on a notre site, mais c’est minoritaire par rapport à nos actions, plutôt design, mais dans une équipe de 6 designers, on a au moins deux personnes qui s’occupent de la recherche. Ça donne une idée des proportions dans une équipe de designers.</text:span></text:p>
      <text:p text:style-name="P4"><text:span text:style-name="T1">Je vois une question… Est-ce qu’un trop gros focus centré utilisateur n’efface pas les problématiques sociales et environnementales inhérentes à la conception des services numériques ? </text:span></text:p>
      <text:p text:style-name="P4"><text:span text:style-name="T1">- Kheira: c’est une très bonne question aussi.</text:span></text:p>
      <text:p text:style-name="P4"><text:span text:style-name="T1">J’ai envie de dire que non, parce qu’on est centré utilisateur, besoin utilisateur, mais on ne travaille pas en silos, c’est-à-dire que le travail que le chargé de recherche ou le designer va faire n’est pas fait en silo, on va travailler avec le reste des équipes produits. Là, on le voit bien, quand on travaille sur les différentes démarches du Top250, <text:s/>on va travailler avec les experts accessibilités par exemple, on a certains experts accessibilité qui sont très sensibles aux questions d’écoconception, donc on prend tout ça en compte, c’est comme tout, on parle de recherche utilisateur, de design centré sur l’utilisateur, je rappelle juste cette illustration qu’on avait avec : qui sont les usagers ? Il n’est pas seulement question de l’utilisateur final, il est aussi question des agents, des conseillers, des parties prenantes, etc. Donc on va mettre l’accent sur le besoin de l’utilisateur, mais on n’oublie pas tout le reste. C’est peut-être ça qui est important, on travaille vraiment de manière… Ce n’est pas collaborative que j’ai envie de dire, mais on prend en compte tous ces aspects-là, lorsqu’on parle de nos utilisateurs en fait.</text:span></text:p>
      <text:p text:style-name="P4"><text:span text:style-name="T1">En tout cas, c’est ma vision du design centré sur l’utilisateur.</text:span></text:p>
      <text:p text:style-name="P4"><text:span text:style-name="T1">- Ugo: et là, je ne pourrais que recommander d’aller voir notre formation sur le design, on en parle dès le début, on prône le centré utilisateur, mais pas comme quelque chose où on ne pense plus qu’à l’utilisateur, au contraire. Et nous, dans ce qu’on prescrit, on invite à se poser des questions un peu plus larges, mais je vous invite à aller voir cette formation sur le design.</text:span></text:p>
      <text:p text:style-name="P4"><text:span text:style-name="T1">Ensuite, une question sur le terme « recherche utilisateur », une personne qui disait : ça ne me faisait pas du tout penser à ça, mais plutôt au moteur de recherche, est-ce qu’il n’y a pas une meilleure formulation pour cette pratique ? </text:span></text:p>
      <text:p text:style-name="P4"><text:span text:style-name="T1">- Si vous en avez une, dites-le-moi.</text:span></text:p>
      <text:p text:style-name="P4"><text:span text:style-name="T1">C’est une traduction un peu littérale de l’anglais, user research, je ne sais pas, je n’ai pas d’autre traduction, si quelqu’un… D’ailleurs on a le problème de la traduction du terme du métier, user researcher en français, on n’a pas vraiment de terme, beaucoup utilisent encore ce terme, qui est assez horrible en français, donc la meilleure traduction qu’on a trouvée jusqu’à maintenant, c’est le chargé de recherche utilisateur, mais ça ne parle pas encore. Le chercheur UX, ça ne va pas non plus, parce que quand on parle de chercheur, on pense forcément à universitaire, ce qui n’est pas le cas. Donc je n’ai pas d’autre terme, mais si quelqu’un en a un, si ça apparaît dans le chat YouTube, je veux bien, je suis preneuse.</text:span></text:p>
      <text:p text:style-name="P4"><text:span text:style-name="T1">- Ugo: on s’est aussi dit qu’on prenait le point et qu’on allait y travailler. Parce que c’est un très bon point.</text:span></text:p>
      <text:p text:style-name="P4"><text:span text:style-name="T1">On sort des questions générales, là, j’ai une question qui porte spécifiquement sur les biais cognitifs, une remarque : c’est aussi remettre en question ses a priori et ses biais cognitifs, et est-ce que cela ne nécessite pas un accompagnement pour se remettre en question et se dézoomer soi-même en quelque sorte ? </text:span></text:p>
      <text:p text:style-name="P4"><text:span text:style-name="T1">- Kheira: Oui… Sur les formations en recherche utilisateur, évidemment, on ne va pas aller très très loin sur la psychologie, mais on va aborder les concepts les plus importants à savoir sur nos utilisateurs, mais sur nous-mêmes aussi. Et ce que tu viens de me dire là, Ugo, ce serait l’idéal, effectivement, en tant que chargé de recherche ou designer, de dézoomer, et ça, c’est un travail qui se fait au fur et à mesure, en tout cas, moi, je le vois comme ça, ça s’est fait, pour moi, ça s’est fait au fur et à mesure. Je n’ai pas une licence en psychologie, mais ce sont des concepts, des principes que l’on apprend, que l’on intègre, et que l’on essaie, en tout cas quand on fait de la recherche, d’en être conscient et de les faire ressortir.</text:span></text:p>
      <text:p text:style-name="P4"><text:span text:style-name="T1">- Ugo: Merci. Parfait. Je vais passer maintenant à des questions qui portent plus sur les méthodes de recherche, on en avait plusieurs.</text:span></text:p>
      <text:p text:style-name="P4"><text:span text:style-name="T1">D’abord un retour plutôt : est-ce que les retours utilisateurs, c’est ce qu’il y a de plus fiable, non… ? </text:span></text:p>
      <text:p text:style-name="P4"><text:span text:style-name="T1">Les méthodes qui permettent de prendre les retours utilisateurs, comme le bouton « je donne mon avis ».</text:span></text:p>
      <text:p text:style-name="P4"><text:span text:style-name="T1">- Kheira: Oui, c’est un bon indicateur, mais je l’ai dit pendant ma présentation, il faut toujours utiliser ces méthodes-là en parallèle d’autres méthodes plus qualitatives ou peut-être plus quantitatives, donc des sondages, etc.</text:span></text:p>
      <text:p text:style-name="P4"><text:span text:style-name="T1">Donc oui, mais pas en… En silos. Comme toutes les méthodes, la triangulation des méthodes aussi est importante, utiliser différentes méthodes pour pouvoir valider les retours ou les enseignements qu’on a pu avoir via une méthode et pas une autre. Donc c’est super important, les retours utilisateurs, on les prend tels qu’ils sont, mais derrière, il faut pouvoir aller valider avec peut-être des tests d’utilisabilité ou d’autres méthodes.</text:span></text:p>
      <text:p text:style-name="P4"><text:span text:style-name="T1">- Ugo: une autre remarque disait : on sait qu’il peut y avoir du bruit sur ce genre d’outils, des gens qui n’utilisent pas l’outil aux fins auxquelles il était pensé…</text:span></text:p>
      <text:p text:style-name="P4"><text:span text:style-name="T1">- On a aussi un a priori que seules les personnes qui ont eu des problèmes ou qui sont mécontentes vont laisser un commentaire. Ce n’est pas toujours le cas.</text:span></text:p>
      <text:p text:style-name="P4"><text:span text:style-name="T1">On va avoir des retours positifs assez régulièrement aussi.</text:span></text:p>
      <text:p text:style-name="P4"><text:span text:style-name="T1">Est-ce qu’il y a un biais de représentativité… ?  Je ne saurais pas répondre. Je ne me plonge pas dans les données assez souvent pour pouvoir le dire, mais encore une fois, si on sent qu’il y a peut-être un problème de représentativité ou un biais, on valide avec d’autres méthodes. J’aurai tendance toujours à dire ça, si on n’est pas convaincu de la validité des retours que l’on peut recevoir via une méthode, eh bien on va utiliser une autre méthode pour valider ou infirmer ce qu’on a eu comme retour. </text:span></text:p>
      <text:p text:style-name="P4"><text:span text:style-name="T1">- Ugo: est-ce que les personas et les échanges à base de user map ne sont pas des techniques issues des méthodes agiles ? </text:span></text:p>
      <text:p text:style-name="P4"><text:span text:style-name="T1">L’articulation peut-être entre la recherche et les méthodes agiles.</text:span></text:p>
      <text:p text:style-name="P4"><text:span text:style-name="T1">- Kheira: je pense que l’agilité a repris les outils, parce que les personas et les parcours utilisateurs sont des outils… Je ne trouve plus mes mots. Vraiment intégrés dans les méthodes de design UX. Donc le fait que ce soit utilisé dans les méthodes agiles, probablement. Mais c’est vraiment des outils qui sont ancrés dans le design UX. Tu peux juste me reposer la question ? </text:span></text:p>
      <text:p text:style-name="P4"><text:span text:style-name="T1">- Ugo: en fait, tu touches le cœur, je peux même compléter avec une autre question : la recherche, est-ce que c’est faire de l’UX ?  Quelle est la distinction ?  Où est-ce qu’on situe le curseur ? </text:span></text:p>
      <text:p text:style-name="P4"><text:span text:style-name="T1">- Kheira: oui, la recherche utilisateur, c’est de l’UX, c’est de l’expérience utilisateur, c’est… Je n’ai pas envie de dire de bêtise, mais pour moi, c’est un aspect du design UX, c’est quelque chose qui est au cœur du design UX, qui doit avoir lieu pour pouvoir concevoir, avec une approche centrée sur l’utilisateur. Donc la recherche utilisateur, oui, ça fait partie du design UX.</text:span></text:p>
      <text:p text:style-name="P4"><text:span text:style-name="T1">- Ugo: ce qui n’empêche pas que c’est quand même une expertise, et tous les designers UX ne sont pas experts de la recherche utilisateur, et le designer UX fait aussi plus que de la recherche, il faut les parcours, les maquettes…</text:span></text:p>
      <text:p text:style-name="P4"><text:span text:style-name="T1">- Kheira: absolument.</text:span></text:p>
      <text:p text:style-name="P4"><text:span text:style-name="T1">- Ugo: N’hésitez pas à aller revoir notre formation sur le design et les ressources qu’on met à disposition sur notre site.</text:span></text:p>
      <text:p text:style-name="P4"><text:span text:style-name="T1">Là, j’ai une question qui est : j’ai l’impression que toutes les recherches mentionnées traitent le type de population connue, des agents, des associations, des entreprises, mais pas les citoyens. Comment réaliser une recherche qualitative avec des citoyens ? </text:span></text:p>
      <text:p text:style-name="P4"><text:span text:style-name="T1">- Kheira: peut-être que je me suis mal exprimée, mais quand je parle d’usagers, je parle aussi des citoyens et citoyennes, alors, citoyens au sens très large, tout utilisateur de services numériques publics, français ou pas d’ailleurs, parce qu’on peut avoir des services consacrés aux personnes étrangères par exemple, qui sont en demande… Je pense à la NEF ou d’autres services, où on n’est pas citoyens français, mais on utilise les services publics numériques…</text:span></text:p>
      <text:p text:style-name="P4"><text:span text:style-name="T1">Oui, je ne sais pas si je me suis mal exprimée, mais bien sûr que les citoyens font partie des utilisateurs de nos services, et surtout il y a la question du ciblage. C’est-à-dire que le citoyen, certes, dans sa globalité, utilise le service public, va avoir le droit et le devoir parfois d’utiliser les services publics, mais en fonction du service, en fonction de la démarche par exemple, on ne va pas cibler les mêmes publics. Donc je ne sais pas, quand on parle de payer les impôts d’une entreprise, l’impôt sur la société, là, on ne va pas demander… Le citoyen, je ne sais pas, retraité par exemple, il ne fait pas partie de ce public cible. Certes, il est citoyen, mais pour ce service-là, il n’entre pas dans la cible utilisateur. Donc en fonction des démarches, on va aussi avoir besoin de cibler ce qu’on entend par « citoyen », par usager du service. Je ne sais pas si je réponds à la question.</text:span></text:p>
      <text:p text:style-name="P4"><text:span text:style-name="T1">- Ugo: si, je pense. Et peut-être que je vais rebondir, d’abord… Peut-être que ça posait aussi la question sur le recrutement, peut-être comment on fait pour concrètement trouver ces personnes, parce que les citoyens, on n’est pas nécessairement en interaction avec eux directement…</text:span></text:p>
      <text:p text:style-name="P4"><text:span text:style-name="T1">Attends, juste… L’élément que je voulais apporter ici, c’est qu’on va organiser par ailleurs des modules de formation plus dédiés, plus spécifiques, plus dédiés aux agents des services publics et ceux qui y travaillent, et on aura l’occasion d’entrer plus en détails. Donc n’hésitez pas, si vous voulez, aussi à suivre et à vous abonner à notre newsletter ou sur notre site, pour voir quand on va organiser ces nouveaux modules et y participer. On avait une question sur les ressources pour poser des meilleures questions lors des entretiens utilisateurs. Donc ça pourrait être l’occasion d’aborder ça dans des ateliers plus spécifiques.</text:span></text:p>
      <text:p text:style-name="P4"><text:span text:style-name="T1">- Absolument. On aura un module plus spécifique sur la posture et le type de question à poser. Mais ça me fait penser que c’est peut-être aussi des ressources que l’on pourrait ajouter sur le site design.gouv.</text:span></text:p>
      <text:p text:style-name="P4"><text:span text:style-name="T1">- Ugo: Super. En tout cas, on note bien. Peut-être une dernière ou avant-dernière question, c’était une remarque : est-ce utile d’employer des échelles d’évaluation UX en fin de test utilisateur ? </text:span></text:p>
      <text:p text:style-name="P4"><text:span text:style-name="T1">- Kheira: oui, c’est une personne qui est déjà un peu plus avancée, je pense, sur les questions d’UX. Oui, on peut les utiliser, mais encore une fois, je pense que c’est utile seulement si on est dans un contexte itératif. C’est-à-dire que si on utilise une échelle UX en fait de test mais qu’on fait des tests peu réguliers, je ne suis pas sûre que ça ait un intérêt, parce qu’on va être sur un échantillon très petit, juste quelques testeurs, mais si on fait ça sur la durée, qu’on itère et que cycliquement, on reteste, alors ces échelles-là peuvent être absolument utiles et pertinentes, oui.</text:span></text:p>
      <text:p text:style-name="P4"><text:span text:style-name="T1">- Ugo: Parfait. Et en fait, on a fini pour les questions, et il est l’heure, on va conclure. Je voudrais quand même faire remonter un point, car beaucoup de gens en ont parlé dans le chat, c’était plutôt des félicitations adressées à la personne qui tape la présentation, tout le monde était impressionné par l’efficacité, la rapidité, la qualité de la vélotypie.</text:span></text:p>
      <text:p text:style-name="P4"><text:span text:style-name="T1">- Merci beaucoup.</text:span></text:p>
      <text:p text:style-name="P4"><text:span text:style-name="T1">- Au-delà Kheira de la qualité de ta formation, que tout le monde souligne aussi bien évidemment. Et voilà. Bravo Kheira, merci. Merci beaucoup pour cette présentation. Je crois que tout le monde a apprécié, n’hésitez pas surtout à la partager, elle sera disponible immédiatement sur YouTube, à la partager autour de vous si vous pensez que ça peut être utile à des personnes que vous connaissez. Et un grand merci à Kheira, à tous ceux qui ont pu permettre… Qui ont été là, vous, public, qui ont pu permettre à cette formation d’exister, à la régie, à la vélotypie, ceux qui s’occupaient de reformuler les questions, à toute l’équipe design gouv, et encore à vous présents aujourd’hui. Et je pense qu’on peut se dire… Ah si, une prochaine formation sur l’écoconception, on vous mettra la date dans le chat, n’hésitez pas à aller voir sur notre site, vous la trouverez, et continuez à suivre ce qu’on fait, merci d’être présents encore.</text:span></text:p>
      <text:p text:style-name="P4"><text:span text:style-name="T1">Bonne journée.</text:span></text:p>
      <text:p text:style-name="P3"/>
      <text:p text:style-name="P3"/>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cm" style:contextual-spacing="false" fo:line-height="100%"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1" style:font-family-complex="'Times New Roman'" style:font-family-generic-complex="system" style:font-pitch-complex="variable" style:font-size-complex="16pt"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family="'Times New Roman'" style:font-family-generic="roman" style:font-pitch="variable" fo:font-size="16pt" fo:font-weight="bold" style:font-size-asian="16pt" style:font-weight-asian="bold" style:font-name-complex="Times New Roman1" style:font-family-complex="'Times New Roman'" style:font-family-generic-complex="system" style:font-pitch-complex="variable"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Lauriane Lecapitaine - Voxa Direct</meta:initial-creator>
    <dc:creator>Ugo D</dc:creator>
    <meta:editing-cycles>5</meta:editing-cycles>
    <meta:creation-date>2021-12-22T09:29:00</meta:creation-date>
    <dc:date>2022-06-21T10:54:00</dc:date>
    <meta:editing-duration>PT5M</meta:editing-duration>
    <meta:generator>LibreOffice/7.0.2.2$MacOSX_X86_64 LibreOffice_project/8349ace3c3162073abd90d81fd06dcfb6b36b994</meta:generator>
    <meta:document-statistic meta:table-count="0" meta:image-count="0" meta:object-count="0" meta:page-count="17" meta:paragraph-count="158" meta:word-count="14002" meta:character-count="82377" meta:non-whitespace-character-count="684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